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2651e" officeooo:paragraph-rsid="001081ed"/>
    </style:style>
    <style:style style:name="P3" style:family="paragraph" style:parent-style-name="Standard">
      <style:text-properties officeooo:rsid="0015aecf" officeooo:paragraph-rsid="0015aecf"/>
    </style:style>
    <style:style style:name="P4" style:family="paragraph" style:parent-style-name="Standard">
      <style:text-properties officeooo:rsid="0020c0bd" officeooo:paragraph-rsid="0020c0bd"/>
    </style:style>
    <style:style style:name="P5" style:family="paragraph" style:parent-style-name="Standard">
      <style:text-properties fo:font-weight="bold" officeooo:rsid="0020c0bd" officeooo:paragraph-rsid="0020c0bd" style:font-weight-asian="bold" style:font-weight-complex="bold"/>
    </style:style>
    <style:style style:name="P6" style:family="paragraph" style:parent-style-name="Standard">
      <style:text-properties fo:font-weight="bold" officeooo:rsid="00213f05" officeooo:paragraph-rsid="00213f05" fo:background-color="transparent" style:font-weight-asian="bold" style:font-weight-complex="bold"/>
    </style:style>
    <style:style style:name="P7" style:family="paragraph" style:parent-style-name="Standard">
      <style:text-properties fo:font-style="italic" fo:font-weight="bold" officeooo:rsid="0020c0bd" officeooo:paragraph-rsid="0020c0bd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213f05" officeooo:paragraph-rsid="00213f05"/>
    </style:style>
    <style:style style:name="P9" style:family="paragraph" style:parent-style-name="Standard">
      <style:text-properties fo:font-weight="normal" officeooo:rsid="00213f05" officeooo:paragraph-rsid="00213f05" fo:background-color="transparent" style:font-weight-asian="normal" style:font-weight-complex="normal"/>
    </style:style>
    <style:style style:name="P10" style:family="paragraph" style:parent-style-name="Standard">
      <style:text-properties officeooo:rsid="00215cda" officeooo:paragraph-rsid="00215cda"/>
    </style:style>
    <style:style style:name="P11" style:family="paragraph" style:parent-style-name="Estilo4" style:list-style-name="WWNum13">
      <style:text-properties officeooo:rsid="0025baad" officeooo:paragraph-rsid="0025baad"/>
    </style:style>
    <style:style style:name="P12" style:family="paragraph" style:parent-style-name="Standard">
      <style:text-properties fo:font-weight="bold" officeooo:rsid="0020c0bd" officeooo:paragraph-rsid="0020c0bd" style:font-weight-asian="bold" style:font-weight-complex="bold"/>
    </style:style>
    <style:style style:name="P13" style:family="paragraph" style:parent-style-name="Standard">
      <style:text-properties fo:font-weight="bold" officeooo:rsid="0020c0bd" officeooo:paragraph-rsid="002204e9" style:font-weight-asian="bold" style:font-weight-complex="bold"/>
    </style:style>
    <style:style style:name="P14" style:family="paragraph" style:parent-style-name="Standard">
      <style:text-properties fo:font-weight="bold" officeooo:rsid="002204e9" officeooo:paragraph-rsid="002204e9" style:font-weight-asian="bold" style:font-weight-complex="bold"/>
    </style:style>
    <style:style style:name="P15" style:family="paragraph" style:parent-style-name="Standard">
      <style:text-properties fo:font-weight="bold" officeooo:rsid="00232c4f" officeooo:paragraph-rsid="00232c4f" style:font-weight-asian="bold" style:font-weight-complex="bold"/>
    </style:style>
    <style:style style:name="P16" style:family="paragraph" style:parent-style-name="Standard">
      <style:text-properties fo:font-weight="bold" officeooo:rsid="00232c4f" officeooo:paragraph-rsid="0023d51d" style:font-weight-asian="bold" style:font-weight-complex="bold"/>
    </style:style>
    <style:style style:name="P17" style:family="paragraph" style:parent-style-name="Standard">
      <style:text-properties fo:font-weight="bold" officeooo:rsid="0023d51d" officeooo:paragraph-rsid="0023d51d" style:font-weight-asian="bold" style:font-weight-complex="bold"/>
    </style:style>
    <style:style style:name="P18" style:family="paragraph" style:parent-style-name="Standard">
      <style:text-properties fo:font-weight="bold" officeooo:rsid="0025baad" officeooo:paragraph-rsid="0025baad" style:font-weight-asian="bold" style:font-weight-complex="bold"/>
    </style:style>
    <style:style style:name="P19" style:family="paragraph" style:parent-style-name="Standard">
      <style:text-properties fo:font-weight="normal" officeooo:rsid="002204e9" officeooo:paragraph-rsid="002204e9" style:font-weight-asian="normal" style:font-weight-complex="normal"/>
    </style:style>
    <style:style style:name="P20" style:family="paragraph" style:parent-style-name="Standard">
      <style:text-properties fo:color="#000000" fo:font-weight="bold" officeooo:rsid="002204e9" officeooo:paragraph-rsid="002204e9" style:font-weight-asian="bold" style:font-weight-complex="bold"/>
    </style:style>
    <style:style style:name="P21" style:family="paragraph" style:parent-style-name="Standard">
      <style:text-properties fo:color="#000000" fo:font-weight="normal" officeooo:rsid="002204e9" officeooo:paragraph-rsid="002204e9" style:font-weight-asian="normal" style:font-weight-complex="normal"/>
    </style:style>
    <style:style style:name="P22" style:family="paragraph" style:parent-style-name="Standard">
      <style:text-properties fo:color="#000000" fo:font-weight="normal" officeooo:rsid="002204e9" officeooo:paragraph-rsid="002204e9" fo:background-color="#00aaad" style:font-weight-asian="normal" style:font-weight-complex="normal"/>
    </style:style>
    <style:style style:name="P23" style:family="paragraph" style:parent-style-name="Standard">
      <style:text-properties officeooo:rsid="0015aecf" officeooo:paragraph-rsid="00232c4f"/>
    </style:style>
    <style:style style:name="P24" style:family="paragraph" style:parent-style-name="Standard">
      <style:text-properties officeooo:rsid="0015aecf" officeooo:paragraph-rsid="0015aecf"/>
    </style:style>
    <style:style style:name="P25" style:family="paragraph" style:parent-style-name="Standard">
      <style:text-properties officeooo:rsid="0015aecf" officeooo:paragraph-rsid="0025baad"/>
    </style:style>
    <style:style style:name="P26" style:family="paragraph" style:parent-style-name="Standard">
      <style:text-properties style:text-underline-style="solid" style:text-underline-width="auto" style:text-underline-color="font-color" officeooo:rsid="0015aecf" officeooo:paragraph-rsid="0015aecf"/>
    </style:style>
    <style:style style:name="P27" style:family="paragraph" style:parent-style-name="Standard">
      <style:text-properties officeooo:rsid="0023d51d" officeooo:paragraph-rsid="0023d51d"/>
    </style:style>
    <style:style style:name="P28" style:family="paragraph" style:parent-style-name="Standard">
      <style:text-properties officeooo:rsid="0023d51d" officeooo:paragraph-rsid="0023d51d" fo:background-color="#ef413d"/>
    </style:style>
    <style:style style:name="P29" style:family="paragraph" style:parent-style-name="Standard">
      <style:text-properties officeooo:rsid="00213f05" officeooo:paragraph-rsid="00213f05"/>
    </style:style>
    <style:style style:name="P30" style:family="paragraph" style:parent-style-name="Standard">
      <style:text-properties officeooo:rsid="0025baad" officeooo:paragraph-rsid="0025baad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color="#000000" fo:font-weight="bold" officeooo:rsid="002204e9" officeooo:paragraph-rsid="002204e9" fo:background-color="#00aaad" style:font-weight-asian="bold" style:font-weight-complex="bold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color="#000000" fo:font-size="10pt" fo:font-weight="normal" officeooo:rsid="002204e9" officeooo:paragraph-rsid="002204e9" fo:background-color="#00aaad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font-weight="normal" officeooo:rsid="0025baad" officeooo:paragraph-rsid="0025baad" style:font-weight-asian="normal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25baad" officeooo:paragraph-rsid="0025baad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fo:font-size="10pt" fo:font-weight="normal" officeooo:rsid="00232c4f" officeooo:paragraph-rsid="00232c4f" fo:background-color="#00aaad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color="#000000" fo:font-size="10pt" fo:font-weight="normal" officeooo:rsid="00232c4f" officeooo:paragraph-rsid="00232c4f" fo:background-color="#ffe5ca" style:font-size-asian="10pt" style:font-weight-asian="normal" style:font-size-complex="10pt" style:font-weight-complex="normal"/>
    </style:style>
    <style:style style:name="T1" style:family="text">
      <style:text-properties officeooo:rsid="0020c0bd"/>
    </style:style>
    <style:style style:name="T2" style:family="text">
      <style:text-properties officeooo:rsid="002204e9"/>
    </style:style>
    <style:style style:name="T3" style:family="text">
      <style:text-properties fo:color="#21409a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3d51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c0b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5baad"/>
    </style:style>
    <style:style style:name="T11" style:family="text">
      <style:text-properties officeooo:rsid="00271b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text:s/><text:span text:style-name="T1">(Es un indice de prueba, puede cambiar)</text:span></text:p>
      <text:p text:style-name="P1"/>
      <text:p text:style-name="P4">curl -XPOST "https://0f015a81ee05196b255efee81a128f42.us-east-1.aws.found.io:9243/trazabilidad_cliente/renovaciones" -H 'Content-Type: application/json' -d'</text:p>
      <text:p text:style-name="P4">{</text:p>
      <text:p text:style-name="P4">"etapa_cliente":"Sin Gestion",</text:p>
      <text:p text:style-name="P4">"estatus_cliente":"prospecto",</text:p>
      <text:p text:style-name="P4">"subetapa_cliente":"Sin Gestion",</text:p>
      <text:p text:style-name="P4">"macroproceso_cliente":"Promocion",</text:p>
      <text:p text:style-name="P4">"pantalla_cliente":"Pre Gestion",</text:p>
      <text:p text:style-name="P4">"folio_BPM":1,</text:p>
      <text:p text:style-name="P4">"folio_movilidad":1,</text:p>
      <text:p text:style-name="P4">"numero_solicitud":1,</text:p>
      <text:p text:style-name="P4">"numeroContrato":123123,</text:p>
      <text:p text:style-name="P4">"id_cliente":2237,</text:p>
      <text:p text:style-name="P4">"id_prospeccion":789,</text:p>
      <text:p text:style-name="P4">"fecha_cambio_estatus":"2018-05-03T13:42:20.760",</text:p>
      <text:p text:style-name="P4">"seguimientoCartera":"SeguimientoCartera",</text:p>
      <text:p text:style-name="P4">"estatus_seguimientoCartera":"Activo",</text:p>
      <text:p text:style-name="P4">"SAP_estatus_cliente":"Activo",</text:p>
      <text:p text:style-name="P4">"SAP_subestatus_cliente":"aprobado"</text:p>
      <text:p text:style-name="P4">}'</text:p>
      <text:p text:style-name="P4"/>
      <text:p text:style-name="P4"/>
      <text:p text:style-name="P5">Etructura</text:p>
      <text:p text:style-name="P4"/>
      <text:p text:style-name="P4">"mappings": {</text:p>
      <text:p text:style-name="P4"><text:s text:c="6"/>"renovaciones": {</text:p>
      <text:p text:style-name="P4"><text:s text:c="8"/>"properties": {</text:p>
      <text:p text:style-name="P4"><text:s text:c="10"/>"SAP_estatus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SAP_subestatus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estatus_cliente": {</text:p>
      <text:p text:style-name="P4"><text:s text:c="12"/>"type": "text",</text:p>
      <text:p text:style-name="P4"><text:soft-page-break/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estatus_seguimientoCartera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etapa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fecha_cambio_estatus": {</text:p>
      <text:p text:style-name="P4"><text:s text:c="12"/>"type": "date"</text:p>
      <text:p text:style-name="P4"><text:s text:c="10"/>},</text:p>
      <text:p text:style-name="P4"><text:s text:c="10"/>"folio_BPM": {</text:p>
      <text:p text:style-name="P4"><text:s text:c="12"/>"type": "long"</text:p>
      <text:p text:style-name="P4"><text:s text:c="10"/>},</text:p>
      <text:p text:style-name="P4"><text:s text:c="10"/>"folio_movilidad": {</text:p>
      <text:p text:style-name="P4"><text:s text:c="12"/>"type": "long"</text:p>
      <text:p text:style-name="P4"><text:s text:c="10"/>},</text:p>
      <text:p text:style-name="P4"><text:s text:c="10"/>"id_cliente": {</text:p>
      <text:p text:style-name="P4"><text:s text:c="12"/>"type": "long"</text:p>
      <text:p text:style-name="P4"><text:s text:c="10"/>},</text:p>
      <text:p text:style-name="P4"><text:s text:c="10"/>"id_prospeccion": {</text:p>
      <text:p text:style-name="P4"><text:s text:c="12"/>"type": "long"</text:p>
      <text:p text:style-name="P4"><text:s text:c="10"/>},</text:p>
      <text:p text:style-name="P4"><text:s text:c="10"/>"macroproceso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oft-page-break/><text:s text:c="10"/>"numeroContrato": {</text:p>
      <text:p text:style-name="P4"><text:s text:c="12"/>"type": "long"</text:p>
      <text:p text:style-name="P4"><text:s text:c="10"/>},</text:p>
      <text:p text:style-name="P4"><text:s text:c="10"/>"numero_solicitud": {</text:p>
      <text:p text:style-name="P4"><text:s text:c="12"/>"type": "long"</text:p>
      <text:p text:style-name="P4"><text:s text:c="10"/>},</text:p>
      <text:p text:style-name="P4"><text:s text:c="10"/>"pantalla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seguimientoCartera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,</text:p>
      <text:p text:style-name="P4"><text:s text:c="10"/>"subetapa_cliente": {</text:p>
      <text:p text:style-name="P4"><text:s text:c="12"/>"type": "text",</text:p>
      <text:p text:style-name="P4"><text:s text:c="12"/>"fields": {</text:p>
      <text:p text:style-name="P4"><text:s text:c="14"/>"keyword": {</text:p>
      <text:p text:style-name="P4"><text:s text:c="16"/>"type": "keyword",</text:p>
      <text:p text:style-name="P4"><text:s text:c="16"/>"ignore_above": 256</text:p>
      <text:p text:style-name="P4"><text:s text:c="14"/>}</text:p>
      <text:p text:style-name="P4"><text:s text:c="12"/>}</text:p>
      <text:p text:style-name="P4"><text:s text:c="10"/>}</text:p>
      <text:p text:style-name="P4"><text:s text:c="8"/>}</text:p>
      <text:p text:style-name="P4"><text:s text:c="6"/>}</text:p>
      <text:p text:style-name="P4"><text:s text:c="4"/>}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Historia 18: Datos generales del prospecto en todas las pantallas.</text:p>
      <text:p text:style-name="P19"><text:s/>Objetivo: En todas las pantallas se debe mostrar los datos generales del prospecto de forma fija para continuar validando la información.</text:p>
      <text:p text:style-name="P5"/>
      <text:p text:style-name="P14">Entrada: <text:span text:style-name="T3">id_cliente, id_campania</text:span></text:p>
      <text:p text:style-name="P20">Salida: <text:s/></text:p>
      <text:p text:style-name="P21">id_cliente --- número de prospecto</text:p>
      <text:p text:style-name="P22">NOMBRE COMPLETO</text:p>
      <text:p text:style-name="P31"><text:span text:style-name="T4">SAP_nombre_cliente_1 --- primero nombre</text:span></text:p>
      <text:p text:style-name="P32">SAP_nombre_cliente_2 --- segundo nombre</text:p>
      <text:p text:style-name="P32">SAP_apellidoPaterno_cliente --- apellido paterno</text:p>
      <text:p text:style-name="P32">SAP_apellidoMaterno_cliente --- apellido materno</text:p>
      <text:p text:style-name="P35">subProductoOferta --- subproducto a ofertar</text:p>
      <text:p text:style-name="P36">etapa_cliente --- Etapa </text:p>
      <text:p text:style-name="P36">estatus_cliente --- Cliente</text:p>
      <text:p text:style-name="P36"/>
      <text:p text:style-name="P36"/>
      <text:p text:style-name="P35">índice renovacionestopup/prospeccion</text:p>
      <text:p text:style-name="P36">índice trazabilidad</text:p>
      <text:p text:style-name="P3"/>
      <text:p text:style-name="P7">Datos de trazabilidad</text:p>
      <text:p text:style-name="P4"/>
      <text:p text:style-name="P10">curl --user epvazquez:12345Nmp -XPOST "https://0f015a81ee05196b255efee81a128f42.us-east-1.aws.found.io:9243/_search/template" -H 'Content-Type: application/json' -d'</text:p>
      <text:p text:style-name="P10">{</text:p>
      <text:p text:style-name="P10"><text:s text:c="2"/>"id": "H10_Datos_trazabilidad",</text:p>
      <text:p text:style-name="P10"><text:s text:c="2"/>"params" : {</text:p>
      <text:p text:style-name="P10"><text:s text:c="7"/>"id_Cliente" : 2239,</text:p>
      <text:p text:style-name="P10"><text:s text:c="7"/>"id_<text:span text:style-name="T2">campania</text:span>":789</text:p>
      <text:p text:style-name="P10"><text:s text:c="3"/>}</text:p>
      <text:p text:style-name="P10">}'</text:p>
      <text:p text:style-name="P10"/>
      <text:p text:style-name="P7">Datos cliente</text:p>
      <text:p text:style-name="P4"/>
      <text:p text:style-name="P4">curl -XPOST "https://0f015a81ee05196b255efee81a128f42.us-east-1.aws.found.io:9243/renovacionestopup/_search/template" -H 'Content-Type: application/json' -d'</text:p>
      <text:p text:style-name="P4">{</text:p>
      <text:p text:style-name="P4"><text:s/>"source": {</text:p>
      <text:p text:style-name="P4"><text:s text:c="3"/>"query": {</text:p>
      <text:p text:style-name="P4"><text:s text:c="3"/>"bool": {</text:p>
      <text:p text:style-name="P4"><text:s text:c="5"/>"must": [</text:p>
      <text:p text:style-name="P4"><text:s text:c="7"/>{ "match": { "idCliente":"{{id_Cliente}}"} },</text:p>
      <text:p text:style-name="P4"><text:s text:c="7"/>{ "match": { "idProspeccion":"{{id_Prospeccion}}" } }</text:p>
      <text:p text:style-name="P4"><text:s text:c="5"/>]</text:p>
      <text:p text:style-name="P4"><text:s text:c="3"/>}</text:p>
      <text:p text:style-name="P4"><text:s/>}</text:p>
      <text:p text:style-name="P4">,</text:p>
      <text:p text:style-name="P4"><text:s/>"script_fields": {</text:p>
      <text:p text:style-name="P4"><text:s text:c="3"/>"NombreCompleto": {</text:p>
      <text:p text:style-name="P4"><text:s text:c="5"/>"script": {</text:p>
      <text:p text:style-name="P4"><text:soft-page-break/><text:s text:c="7"/>"lang": "painless",</text:p>
      <text:p text:style-name="P4"><text:s text:c="10"/>"source": "doc[\"SAP_nombre_cliente_1.keyword\"].value + \" \" + doc[\"SAP_apellidoPaterno_cliente.keyword\"].value+\" \"+ doc[\"SAP_apellidoMaterno_cliente.keyword\"].value"</text:p>
      <text:p text:style-name="P4"><text:s text:c="5"/>}</text:p>
      <text:p text:style-name="P4"><text:s text:c="3"/>},</text:p>
      <text:p text:style-name="P4"><text:s text:c="3"/>"SAP_estatus_cliente": {</text:p>
      <text:p text:style-name="P4"><text:s text:c="5"/>"script": {</text:p>
      <text:p text:style-name="P4"><text:s text:c="7"/>"lang": "painless",</text:p>
      <text:p text:style-name="P4"><text:s text:c="6"/>"source": "doc[\"SAP_estatus_cliente.keyword\"].value"</text:p>
      <text:p text:style-name="P4"><text:s text:c="5"/>}</text:p>
      <text:p text:style-name="P4"><text:s text:c="3"/>},</text:p>
      <text:p text:style-name="P4"><text:s text:c="3"/>"subProductoOferta": {</text:p>
      <text:p text:style-name="P4"><text:s text:c="5"/>"script": {</text:p>
      <text:p text:style-name="P4"><text:s text:c="7"/>"lang": "painless",</text:p>
      <text:p text:style-name="P4"><text:s text:c="6"/>"source": "doc[\"subProductoOferta.keyword\"].value"</text:p>
      <text:p text:style-name="P4"><text:s text:c="5"/>}</text:p>
      <text:p text:style-name="P4"><text:s text:c="3"/>},</text:p>
      <text:p text:style-name="P4"><text:s text:c="3"/>"Contrato": {</text:p>
      <text:p text:style-name="P4"><text:s text:c="5"/>"script": {</text:p>
      <text:p text:style-name="P4"><text:s text:c="7"/>"lang": "painless",</text:p>
      <text:p text:style-name="P4"><text:s text:c="6"/>"source": "doc[\"contrato\"].value"</text:p>
      <text:p text:style-name="P4"><text:s text:c="5"/>}</text:p>
      <text:p text:style-name="P4"><text:s text:c="3"/>}</text:p>
      <text:p text:style-name="P4"><text:s/>}</text:p>
      <text:p text:style-name="P4">},</text:p>
      <text:p text:style-name="P4"><text:s text:c="3"/>"params" : {</text:p>
      <text:p text:style-name="P4"><text:s text:c="7"/>"id_Cliente" : 2237,</text:p>
      <text:p text:style-name="P4"><text:s text:c="7"/>"id_Prospeccion":789</text:p>
      <text:p text:style-name="P4"><text:s text:c="3"/>}</text:p>
      <text:p text:style-name="P4">}'</text:p>
      <text:p text:style-name="P3"/>
      <text:p text:style-name="P3"/>
      <text:p text:style-name="P3"/>
      <text:p text:style-name="P5">Historia 19: Linea del tiempo de los prospectos</text:p>
      <text:p text:style-name="P15">Objetivo : <text:span text:style-name="T5">Consultar la línea de tiempo en la cual se encuentra el proceso del prospecto para identificar los pasos siguientes del crédito. </text:span></text:p>
      <text:p text:style-name="P15"><text:span text:style-name="T5"/></text:p>
      <text:p text:style-name="P15"><text:span text:style-name="T5">Entrada: id_cliente, id_campania</text:span></text:p>
      <text:p text:style-name="P15"><text:span text:style-name="T5">Salida: macroproceso_cliente, subetapa_cliente, pantalla_cliente, id_cliente id_campania</text:span></text:p>
      <text:p text:style-name="P23"/>
      <text:p text:style-name="P4">curl -XPOST "https://0f015a81ee05196b255efee81a128f42.us-east-1.aws.found.io:9243/trazabilidad_cliente/renovaciones/_search/template" -H 'Content-Type: application/json' -d'</text:p>
      <text:p text:style-name="P4">{</text:p>
      <text:p text:style-name="P4"><text:s/>"source": {</text:p>
      <text:p text:style-name="P4"><text:s text:c="3"/>"query": {</text:p>
      <text:p text:style-name="P4"><text:s text:c="3"/>"bool": {</text:p>
      <text:p text:style-name="P4"><text:s text:c="5"/>"must": [</text:p>
      <text:p text:style-name="P4"><text:soft-page-break/><text:s text:c="7"/>{ "match": { "id_cliente":"{{id_Cliente}}"} },</text:p>
      <text:p text:style-name="P4"><text:s text:c="7"/>{ "match": { "id_prospeccion":"{{id_Prospeccion}}" } }</text:p>
      <text:p text:style-name="P4"><text:s text:c="5"/>]</text:p>
      <text:p text:style-name="P4"><text:s text:c="3"/>}</text:p>
      <text:p text:style-name="P4"><text:s/>}</text:p>
      <text:p text:style-name="P4">,</text:p>
      <text:p text:style-name="P4"><text:s/>"script_fields": {</text:p>
      <text:p text:style-name="P4"><text:s text:c="3"/>"Id_cliente": {</text:p>
      <text:p text:style-name="P4"><text:s text:c="5"/>"script": {</text:p>
      <text:p text:style-name="P4"><text:s text:c="7"/>"lang": "painless",</text:p>
      <text:p text:style-name="P4"><text:s text:c="6"/>"source": "doc[\"etapa_cliente.keyword\"].value"</text:p>
      <text:p text:style-name="P4"><text:s text:c="5"/>}</text:p>
      <text:p text:style-name="P4"><text:s text:c="3"/>},</text:p>
      <text:p text:style-name="P4"><text:s text:c="3"/>"contrato": {</text:p>
      <text:p text:style-name="P4"><text:s text:c="5"/>"script": {</text:p>
      <text:p text:style-name="P4"><text:s text:c="7"/>"lang": "painless",</text:p>
      <text:p text:style-name="P4"><text:s text:c="6"/>"source": "doc[\"subetapa_cliente.keyword\"].value"</text:p>
      <text:p text:style-name="P4"><text:s text:c="5"/>}</text:p>
      <text:p text:style-name="P4"><text:s text:c="3"/>}</text:p>
      <text:p text:style-name="P4"><text:s/>}</text:p>
      <text:p text:style-name="P4">},</text:p>
      <text:p text:style-name="P4"><text:s text:c="3"/>"params" : {</text:p>
      <text:p text:style-name="P4"><text:s text:c="7"/>"id_Cliente" : 2239,</text:p>
      <text:p text:style-name="P4"><text:s text:c="7"/>"id_Prospeccion":789</text:p>
      <text:p text:style-name="P4"><text:s text:c="3"/>}</text:p>
      <text:p text:style-name="P4">}'</text:p>
      <text:p text:style-name="P26"/>
      <text:p text:style-name="P28"><text:span text:style-name="T9">Actualizar.</text:span><text:span text:style-name="T8">Linea del tiempo de los prospectos</text:span></text:p>
      <text:p text:style-name="P16">Objetivo : <text:span text:style-name="T6">actualizar </text:span><text:span text:style-name="T5">la línea de tiempo en la cual se encuentra el proceso del prospecto para identificar los pasos siguientes del crédito. </text:span></text:p>
      <text:p text:style-name="P16"><text:span text:style-name="T5"/></text:p>
      <text:p text:style-name="P17"><text:span text:style-name="T5">Actuliazación de siguientes campos con respecto al id_cliente Y id_campania</text:span></text:p>
      <text:p text:style-name="P17"><text:span text:style-name="T5"/></text:p>
      <text:p text:style-name="P16"><text:span text:style-name="T5">macroproceso_cliente</text:span></text:p>
      <text:p text:style-name="P16"><text:span text:style-name="T5">subetapa_cliente</text:span></text:p>
      <text:p text:style-name="P16"><text:span text:style-name="T5">pantalla_cliente</text:span></text:p>
      <text:p text:style-name="P16"><text:span text:style-name="T5">id_cliente </text:span></text:p>
      <text:p text:style-name="P16"><text:span text:style-name="T5">id_campania</text:span></text:p>
      <text:p text:style-name="P17"><text:span text:style-name="T5">fecha_cambio_etapa</text:span></text:p>
      <text:p text:style-name="P17"><text:span text:style-name="T5">estatus_etapa_client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8"><text:soft-page-break/><text:span text:style-name="T7">Historia 20</text:span>.<text:bookmark-start text:name="_Toc512265220"/>Listado de teléfonos del prospecto.<text:bookmark-end text:name="_Toc512265220"/> </text:p>
      <text:p text:style-name="P27">Objetivo: <text:s/>Visualizar todos los teléfonos que existan en SAP y el teléfono que regresa TP con sus respectivas etiquetas de teléfono y de contacto que <text:s/>tenga asociado el prospecto para poder localizarlo.</text:p>
      <text:p text:style-name="P27"/>
      <text:p text:style-name="P30">Entrada: id_cliente, id_campania </text:p>
      <text:p text:style-name="P30">Salida: Se entregarán los siguientes campos </text:p>
      <text:p text:style-name="P30"/>
      <text:p text:style-name="P30"><text:s text:c="2"/>SAP_tipo_telefono_1</text:p>
      <text:p text:style-name="P30"><text:s text:c="2"/>SAP_telefono_1</text:p>
      <text:p text:style-name="P30"><text:s text:c="2"/>SAP_telefono_etiqueta_telefono_1</text:p>
      <text:p text:style-name="P30"><text:s text:c="2"/>SAP_telefono_etiqueta_contacto_1</text:p>
      <text:p text:style-name="P30"><text:s text:c="2"/></text:p>
      <text:p text:style-name="P30"><text:s text:c="2"/>SAP_tipo_telefono_2</text:p>
      <text:p text:style-name="P30"><text:s text:c="2"/>SAP_telefono_2</text:p>
      <text:p text:style-name="P30"><text:s text:c="2"/>SAP_telefono_etiqueta_telefono_2</text:p>
      <text:p text:style-name="P30"><text:s text:c="2"/>SAP_telefono_etiqueta_contacto_2</text:p>
      <text:p text:style-name="P30"><text:s text:c="2"/></text:p>
      <text:p text:style-name="P30"><text:s text:c="2"/>TP_tipo_tipificacion_telefono</text:p>
      <text:p text:style-name="P30"><text:s text:c="2"/>TP_telefono_tipificacion</text:p>
      <text:p text:style-name="P30"><text:s text:c="2"/>TP_telefono_tipificacion_etiqueta</text:p>
      <text:p text:style-name="P30"><text:s text:c="2"/>TP_telefono_tipificacion_etiqueta</text:p>
      <text:p text:style-name="P27"><text:s/></text:p>
      <text:p text:style-name="P8">curl -XPOST "https://0f015a81ee05196b255efee81a128f42.us-east-1.aws.found.io:9243/renovacionestopup/prospeccion/_search/template" -H 'Content-Type: application/json' -d'</text:p>
      <text:p text:style-name="P8">{</text:p>
      <text:p text:style-name="P8"><text:s/>"source": {</text:p>
      <text:p text:style-name="P8"><text:s text:c="3"/>"query": {</text:p>
      <text:p text:style-name="P8"><text:s text:c="3"/>"bool": {</text:p>
      <text:p text:style-name="P8"><text:s text:c="5"/>"must": [</text:p>
      <text:p text:style-name="P8"><text:s text:c="7"/>{ "match": { "idCliente":"{{id_Cliente}}"} },</text:p>
      <text:p text:style-name="P8"><text:s text:c="7"/>{ "match": { "idProspeccion":"{{id_Prospeccion}}" } }</text:p>
      <text:p text:style-name="P8"><text:s text:c="5"/>]</text:p>
      <text:p text:style-name="P8"><text:s text:c="3"/>}</text:p>
      <text:p text:style-name="P8"><text:s/>}</text:p>
      <text:p text:style-name="P8">,</text:p>
      <text:p text:style-name="P8"><text:s/>"script_fields": {</text:p>
      <text:p text:style-name="P8"><text:s text:c="3"/>"CRM_telefono_1": {</text:p>
      <text:p text:style-name="P8"><text:s text:c="5"/>"script": {</text:p>
      <text:p text:style-name="P8"><text:s text:c="7"/>"lang": "painless",</text:p>
      <text:p text:style-name="P8"><text:s text:c="6"/>"source": "doc[\"CRM_telefono_1.keyword\"].value"</text:p>
      <text:p text:style-name="P8"><text:s text:c="5"/>}</text:p>
      <text:p text:style-name="P8"><text:s text:c="3"/>},</text:p>
      <text:p text:style-name="P8"><text:s text:c="3"/>"CRM_tipoTelefono_1": {</text:p>
      <text:p text:style-name="P8"><text:s text:c="5"/>"script": {</text:p>
      <text:p text:style-name="P8"><text:s text:c="7"/>"lang": "painless",</text:p>
      <text:p text:style-name="P8"><text:s text:c="6"/>"source": "doc[\"CRM_tipoTelefono_1.keyword\"].value"</text:p>
      <text:p text:style-name="P8"><text:s text:c="5"/>}</text:p>
      <text:p text:style-name="P8"><text:s text:c="3"/>},</text:p>
      <text:p text:style-name="P8"><text:soft-page-break/><text:s text:c="3"/>"CRM_tipoContacto_telefono_1": {</text:p>
      <text:p text:style-name="P8"><text:s text:c="5"/>"script": {</text:p>
      <text:p text:style-name="P8"><text:s text:c="7"/>"lang": "painless",</text:p>
      <text:p text:style-name="P8"><text:s text:c="6"/>"source": "doc[\"CRM_tipoContacto_telefono_1.keyword\"].value"</text:p>
      <text:p text:style-name="P8"><text:s text:c="5"/>}</text:p>
      <text:p text:style-name="P8"><text:s text:c="3"/>},</text:p>
      <text:p text:style-name="P8"><text:s text:c="3"/>"Etiqueta_Tel1": {</text:p>
      <text:p text:style-name="P8"><text:s text:c="5"/>"script": {</text:p>
      <text:p text:style-name="P8"><text:s text:c="7"/>"lang": "painless",</text:p>
      <text:p text:style-name="P8"><text:s text:c="6"/>"source": "doc[\"CRM_descripcionContacto_telefono_1.keyword\"].value"</text:p>
      <text:p text:style-name="P8"><text:s text:c="5"/>}</text:p>
      <text:p text:style-name="P8"><text:s text:c="3"/>},</text:p>
      <text:p text:style-name="P8"><text:s text:c="3"/>"CRM_telefono_2": {</text:p>
      <text:p text:style-name="P8"><text:s text:c="5"/>"script": {</text:p>
      <text:p text:style-name="P8"><text:s text:c="7"/>"lang": "painless",</text:p>
      <text:p text:style-name="P8"><text:s text:c="6"/>"source": "doc[\"CRM_telefono_2.keyword\"].value"</text:p>
      <text:p text:style-name="P8"><text:s text:c="5"/>}</text:p>
      <text:p text:style-name="P8"><text:s text:c="3"/>},</text:p>
      <text:p text:style-name="P8"><text:s text:c="4"/>"CRM_tipoTelefono_2": {</text:p>
      <text:p text:style-name="P8"><text:s text:c="5"/>"script": {</text:p>
      <text:p text:style-name="P8"><text:s text:c="7"/>"lang": "painless",</text:p>
      <text:p text:style-name="P8"><text:s text:c="6"/>"source": "doc[\"CRM_tipoTelefono_2.keyword\"].value"</text:p>
      <text:p text:style-name="P8"><text:s text:c="5"/>}</text:p>
      <text:p text:style-name="P8"><text:s text:c="3"/>},</text:p>
      <text:p text:style-name="P8"><text:s text:c="3"/>"CRM_tipoContacto_telefono_2": {</text:p>
      <text:p text:style-name="P8"><text:s text:c="5"/>"script": {</text:p>
      <text:p text:style-name="P8"><text:s text:c="7"/>"lang": "painless",</text:p>
      <text:p text:style-name="P8"><text:s text:c="6"/>"source": "doc[\"CRM_tipoContacto_telefono_2.keyword\"].value"</text:p>
      <text:p text:style-name="P8"><text:s text:c="5"/>}</text:p>
      <text:p text:style-name="P8"><text:s text:c="3"/>},</text:p>
      <text:p text:style-name="P8"><text:s text:c="3"/>"Etiqueta_Tel2": {</text:p>
      <text:p text:style-name="P8"><text:s text:c="5"/>"script": {</text:p>
      <text:p text:style-name="P8"><text:s text:c="7"/>"lang": "painless",</text:p>
      <text:p text:style-name="P8"><text:s text:c="6"/>"source": "doc[\"CRM_descripcionContacto_telefono_2.keyword\"].value"</text:p>
      <text:p text:style-name="P8"><text:s text:c="5"/>}</text:p>
      <text:p text:style-name="P8"><text:s text:c="3"/>},</text:p>
      <text:p text:style-name="P8"><text:s text:c="3"/>"CRM_telefono_3": {</text:p>
      <text:p text:style-name="P8"><text:s text:c="5"/>"script": {</text:p>
      <text:p text:style-name="P8"><text:s text:c="7"/>"lang": "painless",</text:p>
      <text:p text:style-name="P8"><text:s text:c="6"/>"source": "doc[\"CRM_telefono_3.keyword\"].value"</text:p>
      <text:p text:style-name="P8"><text:s text:c="5"/>}</text:p>
      <text:p text:style-name="P8"><text:s text:c="3"/>},</text:p>
      <text:p text:style-name="P8"><text:s text:c="4"/>"CRM_tipoTelefono_3": {</text:p>
      <text:p text:style-name="P8"><text:s text:c="5"/>"script": {</text:p>
      <text:p text:style-name="P8"><text:s text:c="7"/>"lang": "painless",</text:p>
      <text:p text:style-name="P8"><text:s text:c="6"/>"source": "doc[\"CRM_tipoTelefono_3.keyword\"].value"</text:p>
      <text:p text:style-name="P8"><text:s text:c="5"/>}</text:p>
      <text:p text:style-name="P8"><text:s text:c="3"/>},</text:p>
      <text:p text:style-name="P8"><text:s text:c="3"/>"CRM_tipoContacto_telefono_3": {</text:p>
      <text:p text:style-name="P8"><text:soft-page-break/><text:s text:c="5"/>"script": {</text:p>
      <text:p text:style-name="P8"><text:s text:c="7"/>"lang": "painless",</text:p>
      <text:p text:style-name="P8"><text:s text:c="6"/>"source": "doc[\"CRM_tipoContacto_telefono_3.keyword\"].value"</text:p>
      <text:p text:style-name="P8"><text:s text:c="5"/>}</text:p>
      <text:p text:style-name="P8"><text:s text:c="3"/>},</text:p>
      <text:p text:style-name="P8"><text:s text:c="3"/>"Etiqueta_Tel3": {</text:p>
      <text:p text:style-name="P8"><text:s text:c="5"/>"script": {</text:p>
      <text:p text:style-name="P8"><text:s text:c="7"/>"lang": "painless",</text:p>
      <text:p text:style-name="P8"><text:s text:c="6"/>"source": "doc[\"CRM_descripcionContacto_telefono_3.keyword\"].value"</text:p>
      <text:p text:style-name="P8"><text:s text:c="5"/>}</text:p>
      <text:p text:style-name="P8"><text:s text:c="3"/>},</text:p>
      <text:p text:style-name="P8"><text:s text:c="3"/>"CRM_telefono_4": {</text:p>
      <text:p text:style-name="P8"><text:s text:c="5"/>"script": {</text:p>
      <text:p text:style-name="P8"><text:s text:c="7"/>"lang": "painless",</text:p>
      <text:p text:style-name="P8"><text:s text:c="6"/>"source": "doc[\"CRM_telefono_4.keyword\"].value"</text:p>
      <text:p text:style-name="P8"><text:s text:c="5"/>}</text:p>
      <text:p text:style-name="P8"><text:s text:c="3"/>},</text:p>
      <text:p text:style-name="P8"><text:s text:c="4"/>"CRM_tipoTelefono_4": {</text:p>
      <text:p text:style-name="P8"><text:s text:c="5"/>"script": {</text:p>
      <text:p text:style-name="P8"><text:s text:c="7"/>"lang": "painless",</text:p>
      <text:p text:style-name="P8"><text:s text:c="6"/>"source": "doc[\"CRM_tipoTelefono_4.keyword\"].value"</text:p>
      <text:p text:style-name="P8"><text:s text:c="5"/>}</text:p>
      <text:p text:style-name="P8"><text:s text:c="3"/>},</text:p>
      <text:p text:style-name="P8"><text:s text:c="3"/>"CRM_tipoContacto_telefono_4": {</text:p>
      <text:p text:style-name="P8"><text:s text:c="5"/>"script": {</text:p>
      <text:p text:style-name="P8"><text:s text:c="7"/>"lang": "painless",</text:p>
      <text:p text:style-name="P8"><text:s text:c="6"/>"source": "doc[\"CRM_tipoContacto_telefono_4.keyword\"].value"</text:p>
      <text:p text:style-name="P8"><text:s text:c="5"/>}</text:p>
      <text:p text:style-name="P8"><text:s text:c="3"/>},</text:p>
      <text:p text:style-name="P8"><text:s text:c="3"/>"Etiqueta_Tel4": {</text:p>
      <text:p text:style-name="P8"><text:s text:c="5"/>"script": {</text:p>
      <text:p text:style-name="P8"><text:s text:c="7"/>"lang": "painless",</text:p>
      <text:p text:style-name="P8"><text:s text:c="6"/>"source": "doc[\"CRM_descripcionContacto_telefono_4.keyword\"].value"</text:p>
      <text:p text:style-name="P8"><text:s text:c="5"/>}</text:p>
      <text:p text:style-name="P8"><text:s text:c="3"/>}</text:p>
      <text:p text:style-name="P8"><text:s/>}</text:p>
      <text:p text:style-name="P8">},</text:p>
      <text:p text:style-name="P8"/>
      <text:p text:style-name="P8"><text:s text:c="3"/>"params" : {</text:p>
      <text:p text:style-name="P8"><text:s text:c="7"/>"id_Cliente" : 2237,</text:p>
      <text:p text:style-name="P8"><text:s text:c="7"/>"id_Prospeccion":789</text:p>
      <text:p text:style-name="P8"><text:s text:c="3"/>}</text:p>
      <text:p text:style-name="P8">}'</text:p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Historia 21. Crear nuevo teléfono</text:p>
      <text:p text:style-name="P25"><text:span text:style-name="T10">Objetivo: Guargar </text:span><text:s/>nuevo teléfono del prospecto para etiquetarlo en el listado de teléfonos.</text:p>
      <text:p text:style-name="P25"/>
      <text:p text:style-name="P30">Entrada: id_cliente, id_campania</text:p>
      <text:p text:style-name="P30">Actualizar siguientes campos:</text:p>
      <text:p text:style-name="P33">generadoUsuario_tipo_telefono</text:p>
      <text:p text:style-name="P34">generadoUsuario_lada_telefono</text:p>
      <text:p text:style-name="P34">generadoUsuario_telefono</text:p>
      <text:p text:style-name="P34">generadoUsuario_fecha_creacion_telefono</text:p>
      <text:list xml:id="list1616759632" text:style-name="WWNum13">
        <text:list-header>
          <text:p text:style-name="P11">Historia 22. <text:bookmark-start text:name="_Toc512265222"/>Guardar etiquetas de teléfono.<text:bookmark-end text:name="_Toc512265222"/> </text:p>
        </text:list-header>
      </text:list>
      <text:p text:style-name="P30"><text:span text:style-name="T11">Objetivo: </text:span>Actualizar las etiquetas seleccionadas e información capturada para consultarla posteriormente.</text:p>
      <text:p text:style-name="P30"/>
      <text:p text:style-name="P30"/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6">Actuallización estados del proceso del cliente</text:p>
      <text:p text:style-name="P6"/>
      <text:p text:style-name="P9">curl -XPOST "https://0f015a81ee05196b255efee81a128f42.us-east-1.aws.found.io:9243/trazabilidad_cliente/renovaciones/_update_by_query/" -H 'Content-Type: application/json' -d'</text:p>
      <text:p text:style-name="P9">{</text:p>
      <text:p text:style-name="P9"><text:s/>"script": {</text:p>
      <text:p text:style-name="P9"><text:s text:c="2"/>"source": "ctx._source.etapa_cliente = params.etapa_cliente; ctx._source.subetapa_cliente = params.subetapa_cliente; ctx._source.estatus_cliente = params.estatus_cliente; ctx._source.folio_BPM = params.folio_BPM; ctx._source.fecha_cambio_estatus = params.fecha_cambio_estatus; ctx._source.macroproceso_cliente = params.macroproceso_cliente; ctx._source.pantalla_cliente = params.pantalla_cliente",</text:p>
      <text:p text:style-name="P9"><text:s text:c="7"/>"lang": "painless",</text:p>
      <text:p text:style-name="P9"><text:s text:c="7"/>"params" : {</text:p>
      <text:p text:style-name="P9"><text:s text:c="11"/>"etapa_cliente" : "12",</text:p>
      <text:p text:style-name="P9"><text:s text:c="11"/>"subetapa_cliente":"11",</text:p>
      <text:p text:style-name="P9"><text:s text:c="11"/>"estatus_cliente":"value1",</text:p>
      <text:p text:style-name="P9"><text:s text:c="11"/>"folio_BPM": 5,</text:p>
      <text:p text:style-name="P9"><text:soft-page-break/><text:s text:c="11"/>"fecha_cambio_estatus": "2019-05-03T13:42:20.760",</text:p>
      <text:p text:style-name="P9"><text:s text:c="11"/>"macroproceso_cliente": "Promocion8",</text:p>
      <text:p text:style-name="P9"><text:s text:c="11"/>"pantalla_cliente": "Pre Gestion"</text:p>
      <text:p text:style-name="P9"><text:s text:c="7"/>}</text:p>
      <text:p text:style-name="P9"><text:s/>},</text:p>
      <text:p text:style-name="P9"><text:s/>"query": {</text:p>
      <text:p text:style-name="P9"><text:s text:c="3"/>"bool": {</text:p>
      <text:p text:style-name="P9"><text:s text:c="5"/>"must": [</text:p>
      <text:p text:style-name="P9"><text:s text:c="7"/>{ "match": { "id_cliente":"2237"} },</text:p>
      <text:p text:style-name="P9"><text:s text:c="7"/>{ "match": { "id_prospeccion":"789" } }</text:p>
      <text:p text:style-name="P9"><text:s text:c="5"/>]</text:p>
      <text:p text:style-name="P9"><text:s text:c="3"/>}</text:p>
      <text:p text:style-name="P9"><text:s/>}</text:p>
      <text:p text:style-name="P9">}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.0835in" loext:contextual-spacing="false" fo:text-align="start" style:justify-single-word="false" fo:keep-with-next="always"/>
      <style:text-properties fo:font-size="14pt" fo:font-weight="bold" style:font-size-asian="14pt" style:font-weight-asian="bold"/>
    </style:style>
    <style:style style:name="Estilo4" style:family="paragraph" style:parent-style-name="Heading_20_2" style:default-outline-level="" style:list-style-name="">
      <style:paragraph-properties fo:text-align="justify" style:justify-single-word="false"/>
      <style:text-properties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style:num-prefix="Historia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10T13:26:54.191555227</dc:date>
    <meta:editing-duration>P1DT3H1M11S</meta:editing-duration>
    <meta:editing-cycles>8</meta:editing-cycles>
    <meta:generator>LibreOffice/5.4.5.1$Linux_X86_64 LibreOffice_project/40m0$Build-1</meta:generator>
    <meta:document-statistic meta:table-count="0" meta:image-count="0" meta:object-count="0" meta:page-count="11" meta:paragraph-count="415" meta:word-count="946" meta:character-count="11567" meta:non-whitespace-character-count="8717"/>
  </office:meta>
</office:document-meta>
</file>